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4" style:family="paragraph" style:parent-style-name="Table_20_Contents">
      <style:text-properties fo:color="#000000" style:font-name="Liberation Serif" fo:font-size="12pt" officeooo:rsid="00019b61" officeooo:paragraph-rsid="00019b61" style:font-size-asian="12pt" style:font-size-complex="12pt"/>
    </style:style>
    <style:style style:name="P5" style:family="paragraph" style:parent-style-name="Text_20_body" style:master-page-name="MP0">
      <style:paragraph-properties style:page-number="auto" fo:break-before="page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49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Unterleistennavigation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untere Leiste haben, die die Seite in ihrem Verhältnis begrenzt und das Projekt referenziert. 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2382897120" text:style-name="L1">
              <text:list-item>
                <text:p text:style-name="P3">Die Navigationsleiste besteht aus folgenden Verlinkungen: Github</text:p>
              </text:list-item>
              <text:list-item>
                <text:p text:style-name="P3">Die Verlinkung “Github” leitet den Nutzer auf die Github Seite weiter, wo das Projekt gespeichert ist. </text:p>
              </text:list-item>
              <text:list-item>
                <text:p text:style-name="P3">Die Leiste besitzt den Schriftzug “Aufgabenverwaltung besser machen”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4">8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0:35:00Z</meta:creation-date>
    <dc:date>2019-03-28T18:41:33.811000000</dc:date>
    <meta:editing-cycles>4</meta:editing-cycles>
    <meta:editing-duration>PT4S</meta:editing-duration>
    <meta:document-statistic meta:table-count="1" meta:image-count="0" meta:object-count="0" meta:page-count="1" meta:paragraph-count="21" meta:word-count="76" meta:character-count="546" meta:non-whitespace-character-count="492"/>
    <meta:template xlink:type="simple" xlink:actuate="onRequest" xlink:title="" xlink:href="Normal.dotm"/>
  </office:meta>
</office:document-meta>
</file>